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2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5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5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6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1:47:48.65797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1T21:57:49.433923241</dc:date>
    <meta:editing-duration>P70DT14H48M42S</meta:editing-duration>
    <meta:editing-cycles>1533</meta:editing-cycles>
    <meta:generator>LibreOffice/6.0.7.3$Linux_X86_64 LibreOffice_project/00m0$Build-3</meta:generator>
    <dc:creator>James Petts</dc:creator>
    <meta:document-statistic meta:table-count="3" meta:cell-count="4793" meta:object-count="0"/>
  </office:meta>
</office:document-meta>
</file>